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80c" officeooo:paragraph-rsid="002d4186"/>
    </style:style>
    <style:style style:name="P2" style:family="paragraph" style:parent-style-name="Standard">
      <style:text-properties officeooo:paragraph-rsid="00207f8f"/>
    </style:style>
    <style:style style:name="P3" style:family="paragraph" style:parent-style-name="Standard">
      <style:text-properties officeooo:paragraph-rsid="0029e736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style:text-underline-style="solid" style:text-underline-width="auto" style:text-underline-color="font-color" fo:font-weight="bold" officeooo:rsid="001ee80c" officeooo:paragraph-rsid="001ee80c" style:font-weight-asian="bold" style:font-weight-complex="bold"/>
    </style:style>
    <style:style style:name="P6" style:family="paragraph" style:parent-style-name="Standard">
      <style:text-properties style:font-name="Liberation Serif" officeooo:rsid="001ee80c" officeooo:paragraph-rsid="001ee80c"/>
    </style:style>
    <style:style style:name="P7" style:family="paragraph" style:parent-style-name="Standard">
      <style:text-properties style:font-name="Liberation Serif" officeooo:rsid="001ee80c" officeooo:paragraph-rsid="0023d157"/>
    </style:style>
    <style:style style:name="P8" style:family="paragraph" style:parent-style-name="Standard">
      <style:text-properties style:font-name="Liberation Serif" officeooo:rsid="001ee80c" officeooo:paragraph-rsid="00207f8f"/>
    </style:style>
    <style:style style:name="P9" style:family="paragraph" style:parent-style-name="Standard">
      <style:text-properties style:font-name="Liberation Serif" officeooo:rsid="001ee80c" officeooo:paragraph-rsid="00252641"/>
    </style:style>
    <style:style style:name="P10" style:family="paragraph" style:parent-style-name="Standard">
      <style:text-properties style:font-name="Liberation Serif" officeooo:rsid="001ee80c" officeooo:paragraph-rsid="001fabc3"/>
    </style:style>
    <style:style style:name="P11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Liberation Serif" officeooo:rsid="001ee80c" officeooo:paragraph-rsid="0029e736"/>
    </style:style>
    <style:style style:name="P12" style:family="paragraph" style:parent-style-name="Standard">
      <style:text-properties style:font-name="Liberation Serif" officeooo:rsid="001ee80c" officeooo:paragraph-rsid="0029e736"/>
    </style:style>
    <style:style style:name="P13" style:family="paragraph" style:parent-style-name="Standard">
      <style:text-properties style:font-name="Liberation Serif" officeooo:rsid="001ee80c" officeooo:paragraph-rsid="0033973c"/>
    </style:style>
    <style:style style:name="P14" style:family="paragraph" style:parent-style-name="Standard">
      <style:text-properties style:font-name="Liberation Serif" officeooo:paragraph-rsid="0029e736"/>
    </style:style>
    <style:style style:name="P15" style:family="paragraph" style:parent-style-name="Standard">
      <style:text-properties style:font-name="Liberation Serif" officeooo:paragraph-rsid="001ee80c"/>
    </style:style>
    <style:style style:name="P16" style:family="paragraph" style:parent-style-name="Standard">
      <style:text-properties style:font-name="Liberation Serif" officeooo:rsid="0030e82f" officeooo:paragraph-rsid="0030e82f"/>
    </style:style>
    <style:style style:name="P17" style:family="paragraph" style:parent-style-name="Standard">
      <style:text-properties officeooo:paragraph-rsid="002d4186"/>
    </style:style>
    <style:style style:name="P18" style:family="paragraph" style:parent-style-name="Standard">
      <style:text-properties officeooo:paragraph-rsid="002ec9c6"/>
    </style:style>
    <style:style style:name="P19" style:family="paragraph" style:parent-style-name="Standard">
      <style:text-properties officeooo:paragraph-rsid="00343a92"/>
    </style:style>
    <style:style style:name="T1" style:family="text">
      <style:text-properties officeooo:rsid="001fabc3"/>
    </style:style>
    <style:style style:name="T2" style:family="text">
      <style:text-properties officeooo:rsid="00207f8f"/>
    </style:style>
    <style:style style:name="T3" style:family="text">
      <style:text-properties officeooo:rsid="00213b61"/>
    </style:style>
    <style:style style:name="T4" style:family="text">
      <style:text-properties officeooo:rsid="0023d157"/>
    </style:style>
    <style:style style:name="T5" style:family="text">
      <style:text-properties officeooo:rsid="0024fb20"/>
    </style:style>
    <style:style style:name="T6" style:family="text">
      <style:text-properties officeooo:rsid="00252641"/>
    </style:style>
    <style:style style:name="T7" style:family="text">
      <style:text-properties officeooo:rsid="0025a6b9"/>
    </style:style>
    <style:style style:name="T8" style:family="text">
      <style:text-properties officeooo:rsid="0026567b"/>
    </style:style>
    <style:style style:name="T9" style:family="text">
      <style:text-properties officeooo:rsid="00283f3a"/>
    </style:style>
    <style:style style:name="T10" style:family="text">
      <style:text-properties officeooo:rsid="001ee80c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ee80c"/>
    </style:style>
    <style:style style:name="T13" style:family="text">
      <style:text-properties style:font-name="Liberation Serif" officeooo:rsid="002b5e21"/>
    </style:style>
    <style:style style:name="T14" style:family="text">
      <style:text-properties style:font-name="Liberation Serif" officeooo:rsid="002ec9c6"/>
    </style:style>
    <style:style style:name="T15" style:family="text">
      <style:text-properties style:font-name="Liberation Serif" officeooo:rsid="00327402"/>
    </style:style>
    <style:style style:name="T16" style:family="text">
      <style:text-properties style:font-name="Liberation Serif" officeooo:rsid="00334897"/>
    </style:style>
    <style:style style:name="T17" style:family="text">
      <style:text-properties style:font-name="Liberation Serif" officeooo:rsid="00343a92"/>
    </style:style>
    <style:style style:name="T18" style:family="text">
      <style:text-properties style:font-name="Liberation Serif" officeooo:rsid="0034dcf8"/>
    </style:style>
    <style:style style:name="T19" style:family="text">
      <style:text-properties fo:font-variant="normal" fo:text-transform="none" fo:color="#000000" style:text-line-through-style="none" style:text-line-through-type="none" style:font-name="Georgia" fo:font-size="24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1" style:family="text">
      <style:text-properties officeooo:rsid="002f3152"/>
    </style:style>
    <style:style style:name="T22" style:family="text">
      <style:text-properties officeooo:rsid="0031bc60"/>
    </style:style>
    <style:style style:name="T23" style:family="text">
      <style:text-properties officeooo:rsid="003397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BAD CODE</text:p>
      <text:p text:style-name="P4"/>
      <text:p text:style-name="P6">Class students{</text:p>
      <text:p text:style-name="P6"><text:tab/>int stud<text:span text:style-name="T9">ent</text:span>_id,<text:span text:style-name="T2">marks</text:span>;</text:p>
      <text:p text:style-name="P6"><text:tab/><text:span text:style-name="T3">static int student_count;//12.long scope variable, lengthy name</text:span></text:p>
      <text:p text:style-name="P6"><text:tab/>public:<text:span text:style-name="T1">get_data</text:span>(int id<text:span text:style-name="T1">=4</text:span>) {</text:p>
      <text:p text:style-name="P6"><text:tab/><text:tab/>//1. default constructor </text:p>
      <text:p text:style-name="P6"><text:tab/><text:tab/><text:tab/></text:p>
      <text:p text:style-name="P6"><text:tab/><text:tab/><text:tab/>id=5;//<text:span text:style-name="T9">12. Short name for short scope variable</text:span></text:p>
      <text:p text:style-name="P6"><text:tab/><text:tab/><text:tab/><text:span text:style-name="T3">student_count++; //3.increment student count;</text:span></text:p>
      <text:p text:style-name="P6"><text:tab/><text:tab/>}</text:p>
      <text:p text:style-name="P6"><text:tab/><text:tab/><text:span text:style-name="T21">void count_student()</text:span></text:p>
      <text:p text:style-name="P6"><text:tab/><text:tab/><text:span text:style-name="T21">{</text:span></text:p>
      <text:p text:style-name="P6"><text:tab/><text:tab/><text:tab/><text:span text:style-name="T21">stud_count++;//part2: 3, Duplication</text:span></text:p>
      <text:p text:style-name="P6"><text:tab/><text:tab/><text:span text:style-name="T21">}</text:span></text:p>
      <text:p text:style-name="P6"><text:tab/><text:tab/><text:span text:style-name="T2">mark_sum() {</text:span></text:p>
      <text:p text:style-name="P6"><text:tab/><text:tab/>//<text:span text:style-name="T2">2. previously it calculates sum of 3 subjects now it calculates sum of 4 subjects</text:span></text:p>
      <text:p text:style-name="P6"><text:tab/><text:tab/><text:span text:style-name="T2">}</text:span></text:p>
      <text:p text:style-name="P6"><text:tab/><text:tab/><text:span text:style-name="T6">average(int m1,int m2,int m3,int m4) {</text:span></text:p>
      <text:p text:style-name="P6"><text:tab/><text:tab/>//<text:span text:style-name="T7">6 too many arguments</text:span></text:p>
      <text:p text:style-name="P6"><text:tab/><text:tab/><text:span text:style-name="T23">return (m1+m2+m3+m4)/4 <text:s/></text:span>//<text:span text:style-name="T23">part2: 6 Run on exprssns</text:span></text:p>
      <text:p text:style-name="P6"><text:tab/><text:tab/><text:span text:style-name="T6">}</text:span></text:p>
      <text:p text:style-name="P6"><text:tab/><text:tab/><text:span text:style-name="T4">display() {</text:span></text:p>
      <text:p text:style-name="P7"><text:tab/><text:tab/><text:tab/>//<text:span text:style-name="T5">4. this function calls mark_sum() and display id,marks of 4 subjects and sum <text:tab/><text:tab/><text:tab/>of 4 subjects <text:s/></text:span><text:tab/><text:tab/></text:p>
      <text:p text:style-name="P7"><text:span text:style-name="T4"><text:tab/><text:tab/>}</text:span></text:p>
      <text:p text:style-name="P7"><text:tab/><text:tab/><text:span text:style-name="T9">calculate_gpa_or_percentage(int flag){</text:span></text:p>
      <text:p text:style-name="P7"><text:tab/><text:tab/>//<text:span text:style-name="T9">10.good naming, 11unambigous naming</text:span></text:p>
      <text:p text:style-name="P7"><text:tab/><text:tab/>//<text:span text:style-name="T8">8.</text:span></text:p>
      <text:p text:style-name="P7"><text:tab/><text:tab/><text:tab/><text:span text:style-name="T8">if(flag)</text:span></text:p>
      <text:p text:style-name="P7"><text:tab/><text:tab/><text:tab/><text:span text:style-name="T8">{//calculates cgpa<text:tab/>}</text:span></text:p>
      <text:p text:style-name="P7"><text:tab/><text:tab/><text:tab/><text:span text:style-name="T8">else</text:span></text:p>
      <text:p text:style-name="P7"><text:tab/><text:tab/><text:tab/><text:span text:style-name="T8">{//calculates percentage}</text:span></text:p>
      <text:p text:style-name="P7"><text:tab/><text:tab/><text:span text:style-name="T8">}</text:span></text:p>
      <text:p text:style-name="P7"><text:tab/><text:tab/><text:span text:style-name="T8">calc_rank(){//9.dead function}</text:span></text:p>
      <text:p text:style-name="P6"><text:tab/></text:p>
      <text:p text:style-name="P6"><text:tab/></text:p>
      <text:p text:style-name="P6">}</text:p>
      <text:p text:style-name="P6">main()</text:p>
      <text:p text:style-name="P6">{</text:p>
      <text:p text:style-name="P6"><text:tab/></text:p>
      <text:p text:style-name="P6">}</text:p>
      <text:p text:style-name="P6"/>
      <text:p text:style-name="P6"/>
      <text:p text:style-name="P5">GOOD CODE</text:p>
      <text:p text:style-name="P5"/>
      <text:p text:style-name="P15"><text:span text:style-name="T10">Class students{//</text:span><text:bookmark text:name="docs-internal-guid-c260f82c-d263-0198-9a0b-0950b8ac56c9"/><text:span text:style-name="T10">part2: 1</text:span><text:span text:style-name="T20">Obvious Behavior Is Unimplemented</text:span></text:p>
      <text:p text:style-name="P6"><text:span text:style-name="T19"/></text:p>
      <text:p text:style-name="P6"><text:tab/>int stud_id;</text:p>
      <text:p text:style-name="P6"><text:tab/><text:span text:style-name="T3">static int stud_count;</text:span></text:p>
      <text:p text:style-name="P13"><text:soft-page-break/><text:tab/><text:span text:style-name="T23">int maximum_student_count=100; //part2: misplaced responsibility avoided</text:span></text:p>
      <text:p text:style-name="P13"><text:tab/>public:<text:span text:style-name="T1">getdata(int id)</text:span> {</text:p>
      <text:p text:style-name="P6"><text:tab/><text:tab/>//<text:span text:style-name="T1">1. read data from user</text:span></text:p>
      <text:p text:style-name="P6"><text:tab/><text:tab/></text:p>
      <text:p text:style-name="P6"><text:tab/><text:tab/><text:span text:style-name="T3">stud_id=id;</text:span></text:p>
      <text:p text:style-name="P6"><text:tab/><text:tab/><text:span text:style-name="T3">count++; //3.</text:span></text:p>
      <text:p text:style-name="P6"><text:tab/><text:tab/>}</text:p>
      <text:p text:style-name="P8"><text:tab/><text:tab/><text:span text:style-name="T2">mark_sum() {</text:span></text:p>
      <text:p text:style-name="P8"><text:tab/><text:tab/>//<text:span text:style-name="T9">10.bad naming</text:span></text:p>
      <text:p text:style-name="P8"><text:tab/><text:tab/>//<text:span text:style-name="T2">2. it calculates sum of 4 subjects</text:span></text:p>
      <text:p text:style-name="P8"><text:tab/><text:tab/><text:span text:style-name="T2">}</text:span></text:p>
      <text:p text:style-name="P8"><text:tab/><text:tab/><text:span text:style-name="T6">average(int m[]) {</text:span></text:p>
      <text:p text:style-name="P9"><text:tab/><text:tab/>//<text:span text:style-name="T7">6-less arguments</text:span></text:p>
      <text:p text:style-name="P9"><text:span text:style-name="T6"><text:tab/><text:tab/>}</text:span></text:p>
      <text:p text:style-name="P8"><text:tab/><text:tab/><text:span text:style-name="T5">display() {</text:span></text:p>
      <text:p text:style-name="P8"><text:tab/><text:tab/>//<text:span text:style-name="T5">4.displays the details of students</text:span></text:p>
      <text:p text:style-name="P8"><text:tab/><text:tab/><text:tab/><text:span text:style-name="T5">}</text:span></text:p>
      <text:p text:style-name="P8"><text:tab/><text:tab/><text:span text:style-name="T8">calc_gpa(){</text:span></text:p>
      <text:p text:style-name="P8"><text:tab/><text:tab/><text:tab/>//<text:span text:style-name="T8">8.gpa calculation</text:span></text:p>
      <text:p text:style-name="P8"><text:tab/><text:tab/><text:span text:style-name="T8">}</text:span></text:p>
      <text:p text:style-name="P8"><text:tab/><text:tab/><text:span text:style-name="T8">calc_percentage(){</text:span></text:p>
      <text:p text:style-name="P8"><text:tab/><text:tab/>//<text:span text:style-name="T8">percentage calculation</text:span></text:p>
      <text:p text:style-name="P8"><text:tab/><text:tab/><text:span text:style-name="T8">}</text:span></text:p>
      <text:p text:style-name="P2"><text:span text:style-name="T12"><text:tab/><text:tab/></text:span><text:span text:style-name="Source_20_Text"><text:span text:style-name="T11">namespace</text:span></text:span><text:span text:style-name="T11"> </text:span><text:span text:style-name="Source_20_Text"><text:span text:style-name="T11">ns1</text:span></text:span></text:p>
      <text:p text:style-name="Standard"><text:span text:style-name="Source_20_Text"><text:span text:style-name="T11"><text:tab/><text:tab/>{</text:span></text:span></text:p>
      <text:p text:style-name="P18"><text:span text:style-name="Source_20_Text"><text:span text:style-name="T11"><text:tab/><text:tab/><text:tab/>int</text:span></text:span><text:span text:style-name="T11"> </text:span><text:span text:style-name="T13">calculate_bonus_mark</text:span><text:span text:style-name="Source_20_Text"><text:span text:style-name="T11">()//</text:span></text:span><text:span text:style-name="Source_20_Text"><text:span text:style-name="T12">part2: </text:span></text:span><text:span text:style-name="Source_20_Text"><text:span text:style-name="T14">2. Incorrect behaviour, check all boundary</text:span></text:span></text:p>
      <text:p text:style-name="P3"><text:span text:style-name="Source_20_Text"><text:span text:style-name="T11"><text:tab/><text:tab/><text:tab/>{ return</text:span></text:span><text:span text:style-name="T11"> </text:span><text:span text:style-name="Source_20_Text"><text:span text:style-name="T11">5; }</text:span></text:span></text:p>
      <text:p text:style-name="Standard"><text:span text:style-name="Source_20_Text"><text:span text:style-name="T11"><text:tab/><text:tab/>}</text:span></text:span></text:p>
      <text:p text:style-name="Standard"><text:span text:style-name="Source_20_Text"><text:span text:style-name="T11"><text:tab/><text:tab/>namespace</text:span></text:span><text:span text:style-name="T11"> </text:span><text:span text:style-name="Source_20_Text"><text:span text:style-name="T11">ns2 </text:span></text:span></text:p>
      <text:p text:style-name="Standard"><text:span text:style-name="Source_20_Text"><text:span text:style-name="T11"><text:tab/><text:tab/>{</text:span></text:span></text:p>
      <text:p text:style-name="Standard"><text:span text:style-name="Source_20_Text"><text:span text:style-name="T11"><text:tab/><text:tab/><text:tab/>const</text:span></text:span><text:span text:style-name="T11"> </text:span><text:span text:style-name="Source_20_Text"><text:span text:style-name="T11">double</text:span></text:span><text:span text:style-name="T11"> </text:span><text:span text:style-name="Source_20_Text"><text:span text:style-name="T11">x = 100;//</text:span></text:span><text:span text:style-name="Source_20_Text"><text:span text:style-name="T15">part2 : 5 vertical s</text:span></text:span><text:span text:style-name="Source_20_Text"><text:span text:style-name="T16">eparation</text:span></text:span></text:p>
      <text:p text:style-name="P19"><text:span text:style-name="Source_20_Text"><text:span text:style-name="T11"><text:tab/><text:tab/><text:tab/>double</text:span></text:span><text:span text:style-name="T11"> </text:span><text:span text:style-name="T13">calculate_bonus_mark</text:span><text:span text:style-name="Source_20_Text"><text:span text:style-name="T11">() { </text:span></text:span></text:p>
      <text:p text:style-name="P19"><text:span text:style-name="Source_20_Text"><text:span text:style-name="T11"><text:tab/><text:tab/><text:tab/></text:span></text:span><text:span text:style-name="Source_20_Text"><text:span text:style-name="T17">if(mark_sum()&gt;100)//</text:span></text:span><text:span text:style-name="Source_20_Text"><text:span text:style-name="T18">encapsulate bounddary conditions</text:span></text:span></text:p>
      <text:p text:style-name="P19"><text:span text:style-name="Source_20_Text"><text:span text:style-name="T17"><text:tab/><text:tab/><text:tab/><text:tab/></text:span></text:span><text:span text:style-name="Source_20_Text"><text:span text:style-name="T11">return</text:span></text:span><text:span text:style-name="T11"> </text:span><text:span text:style-name="T17">10;</text:span></text:p>
      <text:p text:style-name="P19"><text:span text:style-name="Source_20_Text"><text:span text:style-name="T17"><text:tab/><text:tab/><text:tab/>else</text:span></text:span></text:p>
      <text:p text:style-name="P19"><text:span text:style-name="Source_20_Text"><text:span text:style-name="T17"><text:tab/><text:tab/><text:tab/><text:tab/>return 0;</text:span></text:span></text:p>
      <text:p text:style-name="P19"><text:span text:style-name="Source_20_Text"><text:span text:style-name="T17"><text:s text:c="35"/></text:span></text:span><text:span text:style-name="Source_20_Text"><text:span text:style-name="T11"><text:s/>}</text:span></text:span></text:p>
      <text:p text:style-name="Standard"><text:span text:style-name="Source_20_Text"><text:span text:style-name="T11"><text:tab/><text:tab/>}</text:span></text:span></text:p>
      <text:p text:style-name="P6">}</text:p>
      <text:p text:style-name="P16">Class NCC_Cadets inherits Students//part 2: 4,inheritance, <text:span text:style-name="T22">base class knw nothing about derived cls</text:span></text:p>
      <text:p text:style-name="P16">{</text:p>
      <text:p text:style-name="P16"/>
      <text:p text:style-name="P16">}</text:p>
      <text:p text:style-name="P6">main()</text:p>
      <text:p text:style-name="P6">{</text:p>
      <text:p text:style-name="P10"><text:tab/><text:span text:style-name="T1">students stud;</text:span></text:p>
      <text:p text:style-name="P11"><text:tab/><text:span text:style-name="T1">stud.getdata(5);</text:span></text:p>
      <text:p text:style-name="P1"><text:span text:style-name="T11"><text:tab/></text:span><text:span text:style-name="Source_20_Text"><text:span text:style-name="T11">cout &lt;&lt; ns1::</text:span></text:span><text:span text:style-name="Source_20_Text"><text:span text:style-name="T13">calculate_bonus_mark</text:span></text:span><text:span text:style-name="Source_20_Text"><text:span text:style-name="T11">() &lt;&lt; '\n'; </text:span></text:span></text:p>
      <text:p text:style-name="P14"/>
      <text:p text:style-name="P3"><text:span text:style-name="Source_20_Text"><text:span text:style-name="T11"><text:s text:c="5"/><text:tab/>// Access value function within ns2</text:span></text:span></text:p>
      <text:p text:style-name="P17"><text:span text:style-name="Source_20_Text"><text:span text:style-name="T11"><text:s text:c="5"/><text:tab/>cout &lt;&lt; ns2::</text:span></text:span><text:span text:style-name="Source_20_Text"><text:span text:style-name="T13">calculate_bonus_mark</text:span></text:span><text:span text:style-name="Source_20_Text"><text:span text:style-name="T11">() &lt;&lt; '\n'; </text:span></text:span></text:p>
      <text:p text:style-name="P14"/>
      <text:p text:style-name="P3"><text:soft-page-break/><text:span text:style-name="Source_20_Text"><text:span text:style-name="T11"><text:s text:c="5"/><text:tab/>// Access variable x directly</text:span></text:span></text:p>
      <text:p text:style-name="P3"><text:span text:style-name="Source_20_Text"><text:span text:style-name="T11"><text:s text:c="5"/><text:tab/>cout &lt;&lt; ns2::x &lt;&lt; '\n';</text:span></text:span></text:p>
      <text:p text:style-name="P12"><text:tab/>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7:08:59.358655865</meta:creation-date>
    <dc:date>2018-07-25T23:28:39.720497585</dc:date>
    <meta:editing-duration>PT2H22M11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3" meta:paragraph-count="97" meta:word-count="268" meta:character-count="2091" meta:non-whitespace-character-count="1680"/>
  </office:meta>
</office:document-meta>
</file>